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5-06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5-03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4-10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4-08-0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4-03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3-09-2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3-07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3-03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2-12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2-09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2-05-1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2-02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1-08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1-03-0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0-09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0-06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20-02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9-09-0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9-02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8-10-2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8-08-1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8-05-3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10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4-1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928" calcext:value-type="float">
            <text:p>75.6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20 0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5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7952" calcext:value-type="float">
            <text:p>80.3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4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10-0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7-0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4-02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3-10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3-07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3-04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3-01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2-11-0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2-07-0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2-04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2-01-1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1-10-0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1-07-1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1-04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1-02-0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0-10-1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0-07-0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0-04-2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10-02-0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9-10-0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9-07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9-04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9-02-1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8-10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8-07-3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8-04-0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8-01-2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7-10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7-08-0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7-01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6-10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6-07-0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6-04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6-01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5-10-0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5-07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5-04-0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5-01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4-10-0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4-04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2000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0944" calcext:value-type="float">
            <text:p>94.4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8592" calcext:value-type="float">
            <text:p>93.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0224" calcext:value-type="float">
            <text:p>92.4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5144" calcext:value-type="float">
            <text:p>97.5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552" calcext:value-type="float">
            <text:p>96.6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7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6552" calcext:value-type="float">
            <text:p>92.0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026091113001</text:p>
          </table:table-cell>
          <table:table-cell office:value-type="string" calcext:value-type="string">
            <text:p>EB-297</text:p>
          </table:table-cell>
          <table:table-cell office:value-type="string" calcext:value-type="string">
            <text:p>193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96" meta:object-count="0"/>
    <meta:user-defined meta:name="AppVersion">3.0</meta:user-defined>
  </office:meta>
</office:document-meta>
</file>